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13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thank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Moved signs to be better visible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suprising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They are glass, they aren't supposed too.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3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number-rows-repeated="104851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number:date-style style:name="N37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04</meta:generator>
    <dc:title/>
    <dc:description/>
    <dc:subject/>
    <meta:initial-creator/>
    <dc:creator>KYLE JAMES</dc:creator>
    <meta:creation-date>2020-03-06T09:20:28Z</meta:creation-date>
    <dc:date>2020-03-15T23:53:14Z</dc:date>
    <meta:editing-cycles>7</meta:editing-cycles>
  </office:meta>
</office:document-meta>
</file>